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3cac7" draw:opacity="25%" draw:opacity-name="" draw:textarea-horizontal-align="justify" draw:textarea-vertical-align="middle" draw:auto-grow-height="false" fo:min-height="11.498cm" fo:min-width="19.09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607cm" fo:min-width="4.57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07cm" fo:min-width="4.773cm" loext:decorative="false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top" draw:auto-grow-height="false" fo:min-height="2.291cm" fo:min-width="7.756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575cm" fo:min-width="4.578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258cm" fo:min-width="4.813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6.669cm" fo:min-width="7.756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2.922cm" fo:min-width="7.756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202cm" fo:min-width="4.763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777cm" fo:min-width="4.579cm" loext:decorative="false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textarea-horizontal-align="justify" draw:textarea-vertical-align="top" draw:auto-grow-height="false" fo:min-height="5.231cm" fo:min-width="7.756cm" loext:decorative="false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6.83cm" fo:min-width="5.88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607cm" fo:min-width="5.8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607cm" fo:min-width="5.8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6.172cm" fo:min-width="5.885cm" loext:decorative="false"/>
      <style:paragraph-properties style:writing-mode="lr-tb"/>
    </style:style>
    <style:style style:name="gr20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987cm" fo:min-width="5.88cm" loext:decorative="false"/>
      <style:paragraph-properties style:writing-mode="lr-tb"/>
    </style:style>
    <style:style style:name="gr2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2.632cm" fo:min-width="5.88cm" loext:decorative="false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147cm" fo:min-width="5.88cm" loext:decorative="false"/>
      <style:paragraph-properties style:writing-mode="lr-tb"/>
    </style:style>
    <style:style style:name="gr29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solid" draw:fill-color="#b3cac7" draw:opacity="2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start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1.748cm" svg:x="1.1cm" svg:y="5.4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79cm" svg:height="2.857cm" svg:x="1cm" svg:y="1.25cm">
          <text:p text:style-name="P2">Original OS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273cm" svg:height="2.857cm" svg:x="15.287cm" svg:y="1.25cm">
          <text:p text:style-name="P2">Fleetsie OS ima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5" draw:layer="layout" svg:width="8.255cm" svg:height="2.878cm" svg:x="6.597cm" svg:y="2.502cm">
          <text:p text:style-name="P3"><text:span text:style-name="T1">On SD card in PC:</text:span></text:p>
          <text:list text:style-name="L1">
            <text:list-item>
              <text:p text:style-name="P3"><text:span text:style-name="T2">Install fleetsie-provision.service, fleetsie_provision script</text:span></text:p>
            </text:list-item>
            <text:list-item>
              <text:p text:style-name="P4"><text:span text:style-name="T2">enable fleetsie-provision.service</text:span></text:p>
              <text:p text:style-name="P4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5.078cm" svg:height="5.825cm" svg:x="1cm" svg:y="17.452cm">
          <text:p text:style-name="P2">Device w/ Fleetsie OS on SD card + Fleetsie USB provisioning 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.313cm" svg:height="5.508cm" svg:x="15.287cm" svg:y="17.452cm">
          <text:p text:style-name="P2">Device now member of fleet.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4" draw:layer="layout" svg:width="8.255cm" svg:height="7.837cm" svg:x="6.597cm" svg:y="19.103cm">
          <text:list text:style-name="L1">
            <text:list-item>
              <text:p text:style-name="P4"><text:span text:style-name="T2">Find fleetsie files on USB drive</text:span></text:p>
            </text:list-item>
            <text:list-item>
              <text:p text:style-name="P4"><text:span text:style-name="T2">Attach to local Wifi using credentials in wifi.txt</text:span></text:p>
            </text:list-item>
            <text:list-item>
              <text:p text:style-name="P4"><text:span text:style-name="T2">Run </text:span><text:span text:style-name="T3">fleetsieauth</text:span><text:span text:style-name="T2"> on fleet server using fleet credentials from fleet.txt</text:span></text:p>
            </text:list-item>
            <text:list-item>
              <text:p text:style-name="P4"><text:span text:style-name="T2">Save device credentials from server on device</text:span></text:p>
            </text:list-item>
            <text:list-item>
              <text:p text:style-name="P4"><text:span text:style-name="T2">Create /opt/fleetsie directory on device for fleetsie-specific items</text:span></text:p>
            </text:list-item>
            <text:list-item>
              <text:p text:style-name="P4"><text:span text:style-name="T2">Install and enable the ssh-tunnel service</text:span></text:p>
            </text:list-item>
            <text:list-item>
              <text:p text:style-name="P4"><text:span text:style-name="T2">customize using user script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5.273cm" svg:height="2.857cm" svg:x="15.287cm" svg:y="6.85cm">
          <text:p text:style-name="P2">Fleet Inventory on Serv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4" draw:layer="layout" svg:width="8.255cm" svg:height="3.593cm" svg:x="6.596cm" svg:y="5.702cm">
          <text:p text:style-name="P4"><text:span text:style-name="T1">On Fleet Server:</text:span></text:p>
          <text:list text:style-name="L1">
            <text:list-item>
              <text:p text:style-name="P4"><text:span text:style-name="T2">Create /home/fleetsie_FLEET</text:span></text:p>
            </text:list-item>
            <text:list-item>
              <text:p text:style-name="P4"><text:span text:style-name="T2">Generate ssh keys for N devices</text:span></text:p>
            </text:list-item>
            <text:list-item>
              <text:p text:style-name="P4"><text:span text:style-name="T2">Generate N one-time-passwords in database</text:span></text:p>
            </text:list-item>
            <text:list-item>
              <text:p text:style-name="P4"><text:span text:style-name="T2">Allocate N tunnel ports</text:span></text:p>
              <text:p text:style-name="P4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" draw:layer="layout" svg:width="5.263cm" svg:height="3.452cm" svg:x="15.287cm" svg:y="10.3cm">
          <text:p text:style-name="P2">Fleetsie USB drive for provisioning dev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2" draw:layer="layout" svg:width="5.079cm" svg:height="4.027cm" svg:x="1cm" svg:y="8.38cm">
          <text:list text:style-name="L1">
            <text:list-header>
              <text:p text:style-name="P2"><text:span text:style-name="T4">fleetsiegen</text:span></text:p>
            </text:list-header>
            <text:list-item>
              <text:p text:style-name="P6"><text:span text:style-name="T2">run on PC</text:span></text:p>
            </text:list-item>
            <text:list-item>
              <text:p text:style-name="P6"><text:span text:style-name="T2">uses ssh fleetsie@FLEET_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6.08cm" svg:y1="9.607cm" svg:x2="15.287cm" svg:y2="9.607cm">
          <text:p/>
        </draw:line>
        <draw:line draw:style-name="gr12" draw:text-style-name="P7" draw:layer="layout" svg:x1="6.08cm" svg:y1="10.342cm" svg:x2="15.287cm" svg:y2="10.342cm">
          <text:p/>
        </draw:line>
        <draw:custom-shape draw:style-name="gr13" draw:text-style-name="P4" draw:layer="layout" svg:width="8.255cm" svg:height="6.208cm" svg:x="6.596cm" svg:y="10.802cm">
          <text:p text:style-name="P4"><text:span text:style-name="T1">On USB drive attached to PC:</text:span></text:p>
          <text:list text:style-name="L1">
            <text:list-item>
              <text:p text:style-name="P4"><text:span text:style-name="T2">Create wifi.txt file with ESSIDs, passphrases on alternating lines</text:span></text:p>
            </text:list-item>
            <text:list-item>
              <text:p text:style-name="P4"><text:span text:style-name="T2">Copy OTPs to database otp.sqlite</text:span></text:p>
            </text:list-item>
            <text:list-item>
              <text:p text:style-name="P4"><text:span text:style-name="T2">Create fleet.txt, with fleet name, hostname, and known_host entry for ssh</text:span></text:p>
            </text:list-item>
            <text:list-item>
              <text:p text:style-name="P4"><text:span text:style-name="T2">add custom user script and files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4" draw:text-style-name="P8" draw:layer="layout" svg:x1="6.08cm" svg:y1="18.832cm" svg:x2="15.287cm" svg:y2="18.832cm">
          <text:p text:style-name="P2"><text:span text:style-name="T4">fleetsieprovision</text:span><text:span text:style-name="T4"><text:line-break/></text:span><text:span text:style-name="T4"><text:line-break/></text:span><text:span text:style-name="T4"/></text:p>
        </draw:line>
        <draw:line draw:style-name="gr14" draw:text-style-name="P8" draw:layer="layout" svg:x1="6.08cm" svg:y1="2.132cm" svg:x2="15.287cm" svg:y2="2.132cm">
          <text:p text:style-name="P2"><text:span text:style-name="T4">fleetsiemod</text:span><text:span text:style-name="T4"><text:line-break/></text:span><text:span text:style-name="T4"><text:line-break/></text:span><text:span text:style-name="T4"/></text:p>
        </draw:line>
      </draw:page>
      <draw:page draw:name="page2" draw:style-name="dp1" draw:master-page-name="Default">
        <draw:custom-shape draw:style-name="gr15" draw:text-style-name="P9" draw:layer="layout" svg:width="6.38cm" svg:height="7.08cm" svg:x="1.287cm" svg:y="5.35cm">
          <text:list text:style-name="L1">
            <text:list-item>
              <text:p text:style-name="P9"><text:span text:style-name="T5">Select first unused OTP from DB </text:span><text:span text:style-name="T5">on USB disk</text:span></text:p>
            </text:list-item>
            <text:list-item>
              <text:p text:style-name="P9"><text:span text:style-name="T5">If none, log and die</text:span></text:p>
            </text:list-item>
            <text:list-item>
              <text:p text:style-name="P9"><text:span text:style-name="T5">Get hardware ID from device</text:span></text:p>
            </text:list-item>
            <text:list-item>
              <text:p text:style-name="P9"><text:span text:style-name="T5">Get fleet name, host from USB </text:span><text:span text:style-name="T5">disk</text:span></text:p>
            </text:list-item>
            <text:list-item>
              <text:p text:style-name="P9"><text:span text:style-name="T5">ssh to </text:span><text:span text:style-name="T5"><text:a xlink:href="mailto:fleetsie@FLEETHOST" xlink:type="simple">fleetsie@FLEETHOST</text:a></text:span><text:span text:style-name="T5"><text:s/></text:span><text:span text:style-name="T5">with fleet credentials, which runs </text:span><text:span text:style-name="T3">fleetsie_auth </text:span><text:span text:style-name="T5">on server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10" draw:layer="layout" svg:width="6.35cm" svg:height="2.857cm" svg:x="13.382cm" svg:y="4.05cm">
          <text:p text:style-name="P10"><text:span text:style-name="T4">Fleet Server</text:span></text:p>
          <text:p text:style-name="P10"><text:span text:style-name="T5">(running </text:span><text:span text:style-name="T6">fleetsie_auth</text:span><text:span text:style-name="T5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0" draw:layer="layout" svg:width="6.38cm" svg:height="2.857cm" svg:x="1.287cm" svg:y="1.75cm">
          <text:p text:style-name="P10"><text:span text:style-name="T4">Device</text:span><text:span text:style-name="T7"><text:line-break/></text:span><text:span text:style-name="T5">(running </text:span><text:span text:style-name="T6">fleetsie_provision</text:span><text:span text:style-name="T5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8" draw:text-style-name="P11" draw:layer="layout" svg:width="19.59cm" svg:height="1.587cm" svg:x="1cm" svg:y="1cm">
          <draw:text-box>
            <text:p text:style-name="P10"><text:span text:style-name="T4">fleetsie_auth</text:span></text:p>
          </draw:text-box>
        </draw:frame>
        <draw:custom-shape draw:style-name="gr19" draw:text-style-name="P9" draw:layer="layout" svg:width="6.385cm" svg:height="16.422cm" svg:x="13.382cm" svg:y="7.55cm">
          <text:list text:style-name="L1">
            <text:list-item>
              <text:p text:style-name="P3"><text:span text:style-name="T5">Check that OTP is </text:span><text:span text:style-name="T5">a valid and unused </text:span><text:span text:style-name="T5">OTP for fleet. <text:s/>If </text:span><text:span text:style-name="T5">so, mark OTP as </text:span><text:span text:style-name="T5">used, register </text:span><text:span text:style-name="T5">device, and return:</text:span></text:p>
              <text:p text:style-name="P3"><text:span text:style-name="T8">Ok</text:span></text:p>
            </text:list-item>
            <text:list-item>
              <text:p text:style-name="P12"><text:span text:style-name="T8">HOSTNAME</text:span></text:p>
            </text:list-item>
            <text:list-item>
              <text:p text:style-name="P12"><text:span text:style-name="T8">FLEETUSER</text:span></text:p>
            </text:list-item>
            <text:list-item>
              <text:p text:style-name="P12"><text:span text:style-name="T8">PORT</text:span></text:p>
            </text:list-item>
            <text:list-item>
              <text:p text:style-name="P12"><text:span text:style-name="T8">PUBKEY</text:span></text:p>
            </text:list-item>
            <text:list-item>
              <text:p text:style-name="P12"><text:span text:style-name="T8">PRIVKEY</text:span><text:span text:style-name="T5"><text:line-break/></text:span><text:span text:style-name="T5"/></text:p>
            </text:list-item>
            <text:list-item>
              <text:p text:style-name="P3"><text:span text:style-name="T5">If OTP is valid for </text:span><text:span text:style-name="T5">fleet but used, let </text:span><text:span text:style-name="T5">N be id of first </text:span><text:span text:style-name="T5">unused OTP for </text:span><text:span text:style-name="T5">fleet, and return:</text:span><text:span text:style-name="T5"><text:line-break/></text:span><text:span text:style-name="T8">Try </text:span></text:p>
              <text:list>
                <text:list-item>
                  <text:list>
                    <text:list-item>
                      <text:p text:style-name="P3"><text:span text:style-name="T8">N</text:span></text:p>
                    </text:list-item>
                  </text:list>
                </text:list-item>
              </text:list>
            </text:list-item>
          </text:list>
          <text:p text:style-name="P3"><text:span text:style-name="T8"/></text:p>
          <text:list text:continue-numbering="true" text:style-name="L1">
            <text:list-item>
              <text:p text:style-name="P3"><text:span text:style-name="T5">If OTP is valid for </text:span><text:span text:style-name="T5">fleet but used and </text:span><text:span text:style-name="T5">no unused OTP </text:span><text:span text:style-name="T5">left, return:</text:span><text:span text:style-name="T5"><text:line-break/></text:span><text:span text:style-name="T8">Full</text:span></text:p>
            </text:list-item>
          </text:list>
          <text:p text:style-name="P3"><text:span text:style-name="T5"/></text:p>
          <text:list text:continue-numbering="true" text:style-name="L1">
            <text:list-item>
              <text:p text:style-name="P3"><text:span text:style-name="T5">Otherwise, OTP is </text:span><text:span text:style-name="T5">invalid, so return:</text:span><text:span text:style-name="T5"><text:line-break/></text:span><text:span text:style-name="T8">Error</text:span></text:p>
              <text:list>
                <text:list-item>
                  <text:p text:style-name="P3"><text:span text:style-name="T8">details</text:span></text:p>
                </text:list-item>
              </text:list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0" draw:text-style-name="P14" draw:layer="layout" svg:x1="7.985cm" svg:y1="11.477cm" svg:x2="13.382cm" svg:y2="8.62cm">
          <text:p text:style-name="P13"><text:span text:style-name="T9">Send </text:span><text:span text:style-name="T9"><text:line-break/></text:span><text:span text:style-name="T9">HWID</text:span><text:span text:style-name="T9"><text:line-break/></text:span><text:span text:style-name="T9"> FLEETNAME</text:span><text:span text:style-name="T9"><text:line-break/></text:span><text:span text:style-name="T9">OTP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</draw:line>
        <draw:custom-shape draw:style-name="gr21" draw:text-style-name="P9" draw:layer="layout" svg:width="6.38cm" svg:height="3.237cm" svg:x="1.287cm" svg:y="13.15cm">
          <text:p text:style-name="P9"><text:span text:style-name="T5">On </text:span><text:span text:style-name="T8">Ok</text:span><text:span text:style-name="T5"> response:</text:span></text:p>
          <text:list text:style-name="L1">
            <text:list-item>
              <text:p text:style-name="P9"><text:span text:style-name="T5">Save credentials</text:span></text:p>
            </text:list-item>
            <text:list-item>
              <text:p text:style-name="P9"><text:span text:style-name="T5">Continue provision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2" draw:text-style-name="P7" draw:layer="layout" svg:x1="13.382cm" svg:y1="11.477cm" svg:x2="7.667cm" svg:y2="13.382cm">
          <text:p/>
        </draw:line>
        <draw:line draw:style-name="gr23" draw:text-style-name="P7" draw:layer="layout" svg:x1="13.382cm" svg:y1="17.192cm" svg:x2="7.667cm" svg:y2="17.51cm">
          <text:p/>
        </draw:line>
        <draw:line draw:style-name="gr24" draw:text-style-name="P7" draw:layer="layout" svg:x1="13.382cm" svg:y1="20.367cm" svg:x2="7.667cm" svg:y2="21.002cm">
          <text:p/>
        </draw:line>
        <draw:line draw:style-name="gr25" draw:text-style-name="P7" draw:layer="layout" svg:x1="13.382cm" svg:y1="22.272cm" svg:x2="7.667cm" svg:y2="24.177cm">
          <text:p/>
        </draw:line>
        <draw:line draw:style-name="gr26" draw:text-style-name="P7" draw:layer="layout" svg:x1="8.653cm" svg:y1="5.764cm" svg:x2="7.7cm" svg:y2="5.764cm">
          <text:p/>
        </draw:line>
        <draw:custom-shape draw:style-name="gr27" draw:text-style-name="P9" draw:layer="layout" svg:width="6.38cm" svg:height="2.882cm" svg:x="1.287cm" svg:y="17.15cm">
          <text:p text:style-name="P9"><text:span text:style-name="T5">On </text:span><text:span text:style-name="T8">Try N</text:span><text:span text:style-name="T5"> response: </text:span></text:p>
          <text:list text:style-name="L1">
            <text:list-item>
              <text:p text:style-name="P9"><text:span text:style-name="T5">mark all OTP with ID &lt; N as used</text:span></text:p>
            </text:list-item>
            <text:list-item>
              <text:p text:style-name="P9"><text:span text:style-name="T5">repeat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9" draw:layer="layout" svg:width="6.38cm" svg:height="2.882cm" svg:x="1.287cm" svg:y="20.65cm">
          <text:p text:style-name="P15"><text:span text:style-name="T5">On </text:span><text:span text:style-name="T8">Full</text:span><text:span text:style-name="T5"> response:</text:span></text:p>
          <text:list text:style-name="L1">
            <text:list-item>
              <text:p text:style-name="P15"><text:span text:style-name="T5">Mark all OTP as used</text:span></text:p>
            </text:list-item>
            <text:list-item>
              <text:p text:style-name="P15"><text:span text:style-name="T5">Log error</text:span></text:p>
            </text:list-item>
            <text:list-item>
              <text:p text:style-name="P15"><text:span text:style-name="T5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5" draw:layer="layout" svg:width="6.38cm" svg:height="2.397cm" svg:x="1.287cm" svg:y="24.15cm">
          <text:p text:style-name="P15"><text:span text:style-name="T5">On </text:span><text:span text:style-name="T8">Error </text:span><text:span text:style-name="T5">response:</text:span></text:p>
          <text:list text:style-name="L1">
            <text:list-item>
              <text:p text:style-name="P15"><text:span text:style-name="T5">Log error </text:span></text:p>
            </text:list-item>
            <text:list-item>
              <text:p text:style-name="P15"><text:span text:style-name="T5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29" draw:text-style-name="P7" draw:layer="layout" svg:width="4.127cm" svg:height="13.628cm" draw:transform="skewX (0.00575958653158129) rotate (0.00575958653158129) translate (4.81cm 5.78612449701603cm)" svg:viewBox="0 0 4128 13629" draw:points="0,13629 4128,13629 4128,0 2949,0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40:51.887579738</meta:creation-date>
    <dc:date>2025-08-06T19:23:02.254445322</dc:date>
    <meta:editing-duration>PT7H43M56S</meta:editing-duration>
    <meta:editing-cycles>14</meta:editing-cycles>
    <meta:generator>LibreOffice/24.2.7.2$Linux_X86_64 LibreOffice_project/420$Build-2</meta:generator>
    <meta:document-statistic meta:object-count="32"/>
  </office:meta>
</office:document-meta>
</file>